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望む">
            <text:p>望む</text:p>
          </table:table-cell>
          <table:table-cell office:value-type="string" office:value="のぞむ">
            <text:p>のぞむ</text:p>
          </table:table-cell>
          <table:table-cell office:value-type="string" office:value="hope">
            <text:p>ho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の結婚を望んでいます。">
            <text:p>彼は私との結婚を望んでいます。</text:p>
          </table:table-cell>
          <table:table-cell office:value-type="string" office:value="かれ は わたし と の けっこん を のぞんで います 。">
            <text:p>かれ は わたし と の けっこん を のぞんで います 。</text:p>
          </table:table-cell>
          <table:table-cell office:value-type="string" office:value="He's hoping to marry me.">
            <text:p>He's hoping to marry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純">
            <text:p>単純</text:p>
          </table:table-cell>
          <table:table-cell office:value-type="string" office:value="たんじゅん">
            <text:p>たんじゅん</text:p>
          </table:table-cell>
          <table:table-cell office:value-type="string" office:value="simple, uncomplicated">
            <text:p>simple, uncomplic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単純な人です。">
            <text:p>彼は単純な人です。</text:p>
          </table:table-cell>
          <table:table-cell office:value-type="string" office:value="かれ は たんじゅんな ひと です。">
            <text:p>かれ は たんじゅんな ひと です。</text:p>
          </table:table-cell>
          <table:table-cell office:value-type="string" office:value="He's a simple-minded person.">
            <text:p>He's a simple-mind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翻訳">
            <text:p>翻訳</text:p>
          </table:table-cell>
          <table:table-cell office:value-type="string" office:value="ほんやく">
            <text:p>ほんやく</text:p>
          </table:table-cell>
          <table:table-cell office:value-type="string" office:value="translation (of texts)">
            <text:p>translation (of text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翻訳は分かりやすいですよ。">
            <text:p>彼の翻訳は分かりやすいですよ。</text:p>
          </table:table-cell>
          <table:table-cell office:value-type="string" office:value="かれ の ほんやく は わかりやすい です よ。">
            <text:p>かれ の ほんやく は わかりやすい です よ。</text:p>
          </table:table-cell>
          <table:table-cell office:value-type="string" office:value="His translation is easy to understand.">
            <text:p>His translation is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論文">
            <text:p>論文</text:p>
          </table:table-cell>
          <table:table-cell office:value-type="string" office:value="ろんぶん">
            <text:p>ろんぶん</text:p>
          </table:table-cell>
          <table:table-cell office:value-type="string" office:value="thesis, paper">
            <text:p>thesis,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を仕上げないと卒業できませんよ。">
            <text:p>論文を仕上げないと卒業できませんよ。</text:p>
          </table:table-cell>
          <table:table-cell office:value-type="string" office:value="ろんぶん を しあげない と そつぎょう できません よ。">
            <text:p>ろんぶん を しあげない と そつぎょう できません よ。</text:p>
          </table:table-cell>
          <table:table-cell office:value-type="string" office:value="You can't graduate if you don't finish your thesis.">
            <text:p>You can't graduate if you don't finish your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継続">
            <text:p>継続</text:p>
          </table:table-cell>
          <table:table-cell office:value-type="string" office:value="けいぞく">
            <text:p>けいぞく</text:p>
          </table:table-cell>
          <table:table-cell office:value-type="string" office:value="continuation, succession">
            <text:p>continuation, succe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のごとは根気よく継続することが大切です。">
            <text:p>ものごとは根気よく継続することが大切です。</text:p>
          </table:table-cell>
          <table:table-cell office:value-type="string" office:value="ものごと は こんき よく けいぞく する こと が たいせつ です。">
            <text:p>ものごと は こんき よく けいぞく する こと が たいせつ です。</text:p>
          </table:table-cell>
          <table:table-cell office:value-type="string" office:value="Whatever you do, it's important to keep at it persistently.">
            <text:p>Whatever you do, it's important to keep at it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命">
            <text:p>生命</text:p>
          </table:table-cell>
          <table:table-cell office:value-type="string" office:value="せいめい">
            <text:p>せいめい</text:p>
          </table:table-cell>
          <table:table-cell office:value-type="string" office:value="life (formal)">
            <text:p>lif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命は海から始まったと言われている。">
            <text:p>生命は海から始まったと言われている。</text:p>
          </table:table-cell>
          <table:table-cell office:value-type="string" office:value="せいめい は うみ から はじまった と いわれて いる。">
            <text:p>せいめい は うみ から はじまった と いわれて いる。</text:p>
          </table:table-cell>
          <table:table-cell office:value-type="string" office:value="Life is said to have started in the sea.">
            <text:p>Life is said to have started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敵">
            <text:p>敵</text:p>
          </table:table-cell>
          <table:table-cell office:value-type="string" office:value="てき">
            <text:p>てき</text:p>
          </table:table-cell>
          <table:table-cell office:value-type="string" office:value="enemy, foe">
            <text:p>enemy, f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に敵がひそんでいる。">
            <text:p>あそこに敵がひそんでいる。</text:p>
          </table:table-cell>
          <table:table-cell office:value-type="string" office:value="あそこ に てき が ひそんで いる。">
            <text:p>あそこ に てき が ひそんで いる。</text:p>
          </table:table-cell>
          <table:table-cell office:value-type="string" office:value="The enemy is lurking there.">
            <text:p>The enemy is lurking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位">
            <text:p>単位</text:p>
          </table:table-cell>
          <table:table-cell office:value-type="string" office:value="たんい">
            <text:p>たんい</text:p>
          </table:table-cell>
          <table:table-cell office:value-type="string" office:value="unit, credit">
            <text:p>unit, cred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メートルは長さの単位です。">
            <text:p>メートルは長さの単位です。</text:p>
          </table:table-cell>
          <table:table-cell office:value-type="string" office:value="メートル は ながさ の たんい です。">
            <text:p>メートル は ながさ の たんい です。</text:p>
          </table:table-cell>
          <table:table-cell office:value-type="string" office:value="The meter is a unit of length.">
            <text:p>The meter is a unit of l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複数">
            <text:p>複数</text:p>
          </table:table-cell>
          <table:table-cell office:value-type="string" office:value="ふくすう">
            <text:p>ふくすう</text:p>
          </table:table-cell>
          <table:table-cell office:value-type="string" office:value="plural, multiple">
            <text:p>plural, mult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複数のレポートをひとつにまとめています。">
            <text:p>複数のレポートをひとつにまとめています。</text:p>
          </table:table-cell>
          <table:table-cell office:value-type="string" office:value="ふくすう の レポート を ひとつ に まとめて います。">
            <text:p>ふくすう の レポート を ひとつ に まとめて います。</text:p>
          </table:table-cell>
          <table:table-cell office:value-type="string" office:value="I'm putting multiple reports together in one.">
            <text:p>I'm putting multiple reports together in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実">
            <text:p>確実</text:p>
          </table:table-cell>
          <table:table-cell office:value-type="string" office:value="かくじつ">
            <text:p>かくじつ</text:p>
          </table:table-cell>
          <table:table-cell office:value-type="string" office:value="certain, sure">
            <text:p>certain, s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が将来、大統領になることは確実です。">
            <text:p>彼女が将来、大統領になることは確実です。</text:p>
          </table:table-cell>
          <table:table-cell office:value-type="string" office:value="かのじょ が しょうらい、だいとうりょう に なる こと は かくじつ です。">
            <text:p>かのじょ が しょうらい、だいとうりょう に なる こと は かくじつ です。</text:p>
          </table:table-cell>
          <table:table-cell office:value-type="string" office:value="It is certain that she will become the president in the future.">
            <text:p>It is certain that she will become the president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低">
            <text:p>低</text:p>
          </table:table-cell>
          <table:table-cell office:value-type="string" office:value="てい">
            <text:p>てい</text:p>
          </table:table-cell>
          <table:table-cell office:value-type="string" office:value="low">
            <text:p>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低賃金で働いているんだ。">
            <text:p>彼は低賃金で働いているんだ。</text:p>
          </table:table-cell>
          <table:table-cell office:value-type="string" office:value="かれ は てい ちんぎん で はたらいて いる ん だ。">
            <text:p>かれ は てい ちんぎん で はたらいて いる ん だ。</text:p>
          </table:table-cell>
          <table:table-cell office:value-type="string" office:value="He's working for a low wage.">
            <text:p>He's working for a low w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募集">
            <text:p>募集</text:p>
          </table:table-cell>
          <table:table-cell office:value-type="string" office:value="ぼしゅう">
            <text:p>ぼしゅう</text:p>
          </table:table-cell>
          <table:table-cell office:value-type="string" office:value="recruitment, collection">
            <text:p>recruitment, col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会社で社員を募集しています。">
            <text:p>私の会社で社員を募集しています。</text:p>
          </table:table-cell>
          <table:table-cell office:value-type="string" office:value="わたし の かいしゃ で しゃいん を ぼしゅう して います。">
            <text:p>わたし の かいしゃ で しゃいん を ぼしゅう して います。</text:p>
          </table:table-cell>
          <table:table-cell office:value-type="string" office:value="My company is recruiting new staff.">
            <text:p>My company is recruiting new sta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級">
            <text:p>級</text:p>
          </table:table-cell>
          <table:table-cell office:value-type="string" office:value="きゅう">
            <text:p>きゅう</text:p>
          </table:table-cell>
          <table:table-cell office:value-type="string" office:value="grade, class">
            <text:p>grade,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道3級です。">
            <text:p>彼は書道3級です。</text:p>
          </table:table-cell>
          <table:table-cell office:value-type="string" office:value="かれ は しょどう 3 きゅう です。">
            <text:p>かれ は しょどう 3 きゅう です。</text:p>
          </table:table-cell>
          <table:table-cell office:value-type="string" office:value="He has a class three certificate in Japanese calligraphy.">
            <text:p>He has a class three certificate in Japanese calli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証明">
            <text:p>証明</text:p>
          </table:table-cell>
          <table:table-cell office:value-type="string" office:value="しょうめい">
            <text:p>しょうめい</text:p>
          </table:table-cell>
          <table:table-cell office:value-type="string" office:value="proof, demonstration">
            <text:p>proof, 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容疑者のアリバイが証明されました。">
            <text:p>容疑者のアリバイが証明されました。</text:p>
          </table:table-cell>
          <table:table-cell office:value-type="string" office:value="ようぎしゃ の アリバイ が しょうめい されました。">
            <text:p>ようぎしゃ の アリバイ が しょうめい されました。</text:p>
          </table:table-cell>
          <table:table-cell office:value-type="string" office:value="The suspect's alibi has been proven.">
            <text:p>The suspect's alibi has been prov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に">
            <text:p>単に</text:p>
          </table:table-cell>
          <table:table-cell office:value-type="string" office:value="たんに">
            <text:p>たんに</text:p>
          </table:table-cell>
          <table:table-cell office:value-type="string" office:value="simply, just">
            <text:p>simply, j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心配しないで、単に眠いだけです。">
            <text:p>心配しないで、単に眠いだけです。</text:p>
          </table:table-cell>
          <table:table-cell office:value-type="string" office:value="しんぱい しない で、たんに ねむい だけ です。">
            <text:p>しんぱい しない で、たんに ねむい だけ です。</text:p>
          </table:table-cell>
          <table:table-cell office:value-type="string" office:value="Don't worry, I'm simply sleepy.">
            <text:p>Don't worry, I'm simpl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切">
            <text:p>適切</text:p>
          </table:table-cell>
          <table:table-cell office:value-type="string" office:value="てきせつ">
            <text:p>てきせつ</text:p>
          </table:table-cell>
          <table:table-cell office:value-type="string" office:value="appropriate, adequate">
            <text:p>appropriate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適切な言葉で説明してくれました。">
            <text:p>彼は適切な言葉で説明してくれました。</text:p>
          </table:table-cell>
          <table:table-cell office:value-type="string" office:value="かれ は てきせつな ことば で せつめい して くれました。">
            <text:p>かれ は てきせつな ことば で せつめい して くれました。</text:p>
          </table:table-cell>
          <table:table-cell office:value-type="string" office:value="He explained it to me in appropriate terms.">
            <text:p>He explained it to me in appropriate te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財産">
            <text:p>財産</text:p>
          </table:table-cell>
          <table:table-cell office:value-type="string" office:value="ざいさん">
            <text:p>ざいさん</text:p>
          </table:table-cell>
          <table:table-cell office:value-type="string" office:value="fortune, asset">
            <text:p>fortune, as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で財産の半分を失ったの。">
            <text:p>彼は株で財産の半分を失ったの。</text:p>
          </table:table-cell>
          <table:table-cell office:value-type="string" office:value="かれ は かぶ で ざいさん の はんぶん を うしなった の。">
            <text:p>かれ は かぶ で ざいさん の はんぶん を うしなった の。</text:p>
          </table:table-cell>
          <table:table-cell office:value-type="string" office:value="He lost half his assets in the stock market.">
            <text:p>He lost half his assets in the stock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家">
            <text:p>作家</text:p>
          </table:table-cell>
          <table:table-cell office:value-type="string" office:value="さっか">
            <text:p>さっか</text:p>
          </table:table-cell>
          <table:table-cell office:value-type="string" office:value="writer, novelist">
            <text:p>writer, nove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名な作家です。">
            <text:p>彼女は有名な作家です。</text:p>
          </table:table-cell>
          <table:table-cell office:value-type="string" office:value="かのじょ は ゆうめいな さっか です。">
            <text:p>かのじょ は ゆうめいな さっか です。</text:p>
          </table:table-cell>
          <table:table-cell office:value-type="string" office:value="She is a well-known writer.">
            <text:p>She is a well-known wri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うやく">
            <text:p>ようやく</text:p>
          </table:table-cell>
          <table:table-cell office:value-type="string" office:value="ようやく">
            <text:p>ようやく</text:p>
          </table:table-cell>
          <table:table-cell office:value-type="string" office:value="at last, at long last">
            <text:p>at last, at long l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うやくゴールが見えてきました。">
            <text:p>ようやくゴールが見えてきました。</text:p>
          </table:table-cell>
          <table:table-cell office:value-type="string" office:value="ようやく ゴール が みえて きました。">
            <text:p>ようやく ゴール が みえて きました。</text:p>
          </table:table-cell>
          <table:table-cell office:value-type="string" office:value="At long last, we can see the finish line.">
            <text:p>At long last, we can see the finish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形式">
            <text:p>形式</text:p>
          </table:table-cell>
          <table:table-cell office:value-type="string" office:value="けいしき">
            <text:p>けいしき</text:p>
          </table:table-cell>
          <table:table-cell office:value-type="string" office:value="form, format">
            <text:p>form, form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形式を守って作ってください。">
            <text:p>書類は形式を守って作ってください。</text:p>
          </table:table-cell>
          <table:table-cell office:value-type="string" office:value="しょるい は けいしき を まもって つくって ください。">
            <text:p>しょるい は けいしき を まもって つくって ください。</text:p>
          </table:table-cell>
          <table:table-cell office:value-type="string" office:value="Please follow the format of the documents.">
            <text:p>Please follow the format of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違反">
            <text:p>違反</text:p>
          </table:table-cell>
          <table:table-cell office:value-type="string" office:value="いはん">
            <text:p>いはん</text:p>
          </table:table-cell>
          <table:table-cell office:value-type="string" office:value="violation, breach">
            <text:p>violation, bre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校則に違反しました。">
            <text:p>彼は校則に違反しました。</text:p>
          </table:table-cell>
          <table:table-cell office:value-type="string" office:value="かれ は こうそく に いはん しました。">
            <text:p>かれ は こうそく に いはん しました。</text:p>
          </table:table-cell>
          <table:table-cell office:value-type="string" office:value="He violated school regulations.">
            <text:p>He violated school regul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義務">
            <text:p>義務</text:p>
          </table:table-cell>
          <table:table-cell office:value-type="string" office:value="ぎむ">
            <text:p>ぎむ</text:p>
          </table:table-cell>
          <table:table-cell office:value-type="string" office:value="duty, obligation">
            <text:p>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は国民の義務です。">
            <text:p>労働は国民の義務です。</text:p>
          </table:table-cell>
          <table:table-cell office:value-type="string" office:value="ろうどう は こくみん の ぎむ です。">
            <text:p>ろうどう は こくみん の ぎむ です。</text:p>
          </table:table-cell>
          <table:table-cell office:value-type="string" office:value="It's a citizen's duty to work.">
            <text:p>It's a citizen's duty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式">
            <text:p>公式</text:p>
          </table:table-cell>
          <table:table-cell office:value-type="string" office:value="こうしき">
            <text:p>こうしき</text:p>
          </table:table-cell>
          <table:table-cell office:value-type="string" office:value="official">
            <text:p>of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後の方針が公式に発表されました。">
            <text:p>今後の方針が公式に発表されました。</text:p>
          </table:table-cell>
          <table:table-cell office:value-type="string" office:value="こんご の ほうしん が こうしき に はっぴょう されました。">
            <text:p>こんご の ほうしん が こうしき に はっぴょう されました。</text:p>
          </table:table-cell>
          <table:table-cell office:value-type="string" office:value="The future policy has been officially announced.">
            <text:p>The future policy has been officially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場面">
            <text:p>場面</text:p>
          </table:table-cell>
          <table:table-cell office:value-type="string" office:value="ばめん">
            <text:p>ばめん</text:p>
          </table:table-cell>
          <table:table-cell office:value-type="string" office:value="scene, situation">
            <text:p>scene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いちばん面白い場面です。">
            <text:p>ここがいちばん面白い場面です。</text:p>
          </table:table-cell>
          <table:table-cell office:value-type="string" office:value="ここ が いちばん おもしろい ばめん です。">
            <text:p>ここ が いちばん おもしろい ばめん です。</text:p>
          </table:table-cell>
          <table:table-cell office:value-type="string" office:value="This is the most interesting scene.">
            <text:p>This is the most interesting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流す">
            <text:p>流す</text:p>
          </table:table-cell>
          <table:table-cell office:value-type="string" office:value="ながす">
            <text:p>ながす</text:p>
          </table:table-cell>
          <table:table-cell office:value-type="string" office:value="run (water etc.), shed">
            <text:p>run (water etc.), 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質">
            <text:p>質</text:p>
          </table:table-cell>
          <table:table-cell office:value-type="string" office:value="しつ">
            <text:p>しつ</text:p>
          </table:table-cell>
          <table:table-cell office:value-type="string" office:value="quality">
            <text:p>qu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量より質の方が大事です。">
            <text:p>量より質の方が大事です。</text:p>
          </table:table-cell>
          <table:table-cell office:value-type="string" office:value="りょう より しつ の ほう が だいじ です。">
            <text:p>りょう より しつ の ほう が だいじ です。</text:p>
          </table:table-cell>
          <table:table-cell office:value-type="string" office:value="Quality is more important than quantity.">
            <text:p>Quality is more important than qua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終える">
            <text:p>終える</text:p>
          </table:table-cell>
          <table:table-cell office:value-type="string" office:value="おえる">
            <text:p>おえる</text:p>
          </table:table-cell>
          <table:table-cell office:value-type="string" office:value="finish (something), complete (something)">
            <text:p>finish (something), complet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宿題を終えた。">
            <text:p>やっと宿題を終えた。</text:p>
          </table:table-cell>
          <table:table-cell office:value-type="string" office:value="やっと しゅくだい を おえた。">
            <text:p>やっと しゅくだい を おえた。</text:p>
          </table:table-cell>
          <table:table-cell office:value-type="string" office:value="At last I finished my homework.">
            <text:p>At last I finished my hom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計">
            <text:p>会計</text:p>
          </table:table-cell>
          <table:table-cell office:value-type="string" office:value="かいけい">
            <text:p>かいけい</text:p>
          </table:table-cell>
          <table:table-cell office:value-type="string" office:value="accounting, payment (for goods and services)">
            <text:p>accounting, payment (for goods and ser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を済ませて店を出たんだ。">
            <text:p>会計を済ませて店を出たんだ。</text:p>
          </table:table-cell>
          <table:table-cell office:value-type="string" office:value="かいけい を すませて みせ を でた ん だ。">
            <text:p>かいけい を すませて みせ を でた ん だ。</text:p>
          </table:table-cell>
          <table:table-cell office:value-type="string" office:value="I paid the bill and then left the store.">
            <text:p>I paid the bill and then left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ひらける">
            <text:p>ひらける</text:p>
          </table:table-cell>
          <table:table-cell office:value-type="string" office:value="develop, open up">
            <text:p>develop, open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霧が晴れて視界が開けたね。">
            <text:p>霧が晴れて視界が開けたね。</text:p>
          </table:table-cell>
          <table:table-cell office:value-type="string" office:value="きり が はれて しかい が ひらけた ね。">
            <text:p>きり が はれて しかい が ひらけた ね。</text:p>
          </table:table-cell>
          <table:table-cell office:value-type="string" office:value="The fog has cleared up and visibility has increased.">
            <text:p>The fog has cleared up and visibility has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源">
            <text:p>資源</text:p>
          </table:table-cell>
          <table:table-cell office:value-type="string" office:value="しげん">
            <text:p>しげん</text:p>
          </table:table-cell>
          <table:table-cell office:value-type="string" office:value="resources">
            <text:p>resou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の資源を守りましょう。">
            <text:p>地球の資源を守りましょう。</text:p>
          </table:table-cell>
          <table:table-cell office:value-type="string" office:value="ちきゅう の しげん を まもりましょう。">
            <text:p>ちきゅう の しげん を まもりましょう。</text:p>
          </table:table-cell>
          <table:table-cell office:value-type="string" office:value="Let's protect the earth's resources.">
            <text:p>Let's protect the earth's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える">
            <text:p>支える</text:p>
          </table:table-cell>
          <table:table-cell office:value-type="string" office:value="ささえる">
            <text:p>ささえる</text:p>
          </table:table-cell>
          <table:table-cell office:value-type="string" office:value="support, sustain">
            <text:p>support, sus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親には一家を支える責任がある。">
            <text:p>父親には一家を支える責任がある。</text:p>
          </table:table-cell>
          <table:table-cell office:value-type="string" office:value="ちちおや に は いっか を ささえる せきにん が ある。">
            <text:p>ちちおや に は いっか を ささえる せきにん が ある。</text:p>
          </table:table-cell>
          <table:table-cell office:value-type="string" office:value="Fathers have a responsibility to support their families.">
            <text:p>Fathers have a responsibility to support their fami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立">
            <text:p>成立</text:p>
          </table:table-cell>
          <table:table-cell office:value-type="string" office:value="せいりつ">
            <text:p>せいりつ</text:p>
          </table:table-cell>
          <table:table-cell office:value-type="string" office:value="formation, closing (of a deal etc.)">
            <text:p>formation, closing (of a deal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との契約が成立しました。">
            <text:p>あの会社との契約が成立しました。</text:p>
          </table:table-cell>
          <table:table-cell office:value-type="string" office:value="あの かいしゃ と の けいやく が せいりつ しました。">
            <text:p>あの かいしゃ と の けいやく が せいりつ しました。</text:p>
          </table:table-cell>
          <table:table-cell office:value-type="string" office:value="We closed the deal with that company.">
            <text:p>We closed the deal with that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訓練">
            <text:p>訓練</text:p>
          </table:table-cell>
          <table:table-cell office:value-type="string" office:value="くんれん">
            <text:p>くんれん</text:p>
          </table:table-cell>
          <table:table-cell office:value-type="string" office:value="training, drill">
            <text:p>training, dri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避難訓練がありました。">
            <text:p>学校で避難訓練がありました。</text:p>
          </table:table-cell>
          <table:table-cell office:value-type="string" office:value="がっこう で ひなん くんれん が ありました。">
            <text:p>がっこう で ひなん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品">
            <text:p>食品</text:p>
          </table:table-cell>
          <table:table-cell office:value-type="string" office:value="しょくひん">
            <text:p>しょくひん</text:p>
          </table:table-cell>
          <table:table-cell office:value-type="string" office:value="food, food product">
            <text:p>food, food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品は日曜日にまとめて買います。">
            <text:p>食品は日曜日にまとめて買います。</text:p>
          </table:table-cell>
          <table:table-cell office:value-type="string" office:value="しょくひん は にちようび に まとめて かいます。">
            <text:p>しょくひん は にちようび に まとめて かいます。</text:p>
          </table:table-cell>
          <table:table-cell office:value-type="string" office:value="I buy my food in bulk on Sundays.">
            <text:p>I buy my food in bulk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質">
            <text:p>物質</text:p>
          </table:table-cell>
          <table:table-cell office:value-type="string" office:value="ぶっしつ">
            <text:p>ぶっしつ</text:p>
          </table:table-cell>
          <table:table-cell office:value-type="string" office:value="matter, substance">
            <text:p>matter, sub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有害な化学物質を含んでいるわよ。">
            <text:p>この製品は有害な化学物質を含んでいるわよ。</text:p>
          </table:table-cell>
          <table:table-cell office:value-type="string" office:value="この せいひん は ゆうがいな かがく ぶっしつ を ふくんで いる わ よ。">
            <text:p>この せいひん は ゆうがいな かがく ぶっしつ を ふくんで いる わ よ。</text:p>
          </table:table-cell>
          <table:table-cell office:value-type="string" office:value="This product contains a harmful substance.">
            <text:p>This product contains a harmful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に">
            <text:p>実に</text:p>
          </table:table-cell>
          <table:table-cell office:value-type="string" office:value="じつに">
            <text:p>じつに</text:p>
          </table:table-cell>
          <table:table-cell office:value-type="string" office:value="truly, surely">
            <text:p>truly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昨日のコンサートは実に素晴らしかったよ。">
            <text:p>昨日のコンサートは実に素晴らしかったよ。</text:p>
          </table:table-cell>
          <table:table-cell office:value-type="string" office:value="きのう の コンサート は じつに すばらしかった よ。">
            <text:p>きのう の コンサート は じつに すばらしかった よ。</text:p>
          </table:table-cell>
          <table:table-cell office:value-type="string" office:value="Yesterday's concert was truly wonderful.">
            <text:p>Yesterday's concert was truly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存">
            <text:p>保存</text:p>
          </table:table-cell>
          <table:table-cell office:value-type="string" office:value="ほぞん">
            <text:p>ほぞん</text:p>
          </table:table-cell>
          <table:table-cell office:value-type="string" office:value="saving, preservation">
            <text:p>saving, pre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ータを30分おきに保存してください。">
            <text:p>データを30分おきに保存してください。</text:p>
          </table:table-cell>
          <table:table-cell office:value-type="string" office:value="データ を 30 ぷん おき に ほぞん して ください。">
            <text:p>データ を 30 ぷん おき に ほぞん して ください。</text:p>
          </table:table-cell>
          <table:table-cell office:value-type="string" office:value="Please save your data every 30 minutes.">
            <text:p>Please save your data every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互">
            <text:p>相互</text:p>
          </table:table-cell>
          <table:table-cell office:value-type="string" office:value="そうご">
            <text:p>そうご</text:p>
          </table:table-cell>
          <table:table-cell office:value-type="string" office:value="mutual, reciprocal">
            <text:p>mutual, recipro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の中では相互の信頼が大切です。">
            <text:p>チームの中では相互の信頼が大切です。</text:p>
          </table:table-cell>
          <table:table-cell office:value-type="string" office:value="チーム の なか で は そうご の しんらい が たいせつ です。">
            <text:p>チーム の なか で は そうご の しんらい が たいせつ です。</text:p>
          </table:table-cell>
          <table:table-cell office:value-type="string" office:value="Mutual trust is important in a team.">
            <text:p>Mutual trust is important in a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依頼">
            <text:p>依頼</text:p>
          </table:table-cell>
          <table:table-cell office:value-type="string" office:value="いらい">
            <text:p>いらい</text:p>
          </table:table-cell>
          <table:table-cell office:value-type="string" office:value="request">
            <text:p>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協力を依頼しました。">
            <text:p>彼に協力を依頼しました。</text:p>
          </table:table-cell>
          <table:table-cell office:value-type="string" office:value="かれ に きょうりょく を いらい しました。">
            <text:p>かれ に きょうりょく を いらい しました。</text:p>
          </table:table-cell>
          <table:table-cell office:value-type="string" office:value="I requested his cooperation.">
            <text:p>I requested his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差別">
            <text:p>差別</text:p>
          </table:table-cell>
          <table:table-cell office:value-type="string" office:value="さべつ">
            <text:p>さべつ</text:p>
          </table:table-cell>
          <table:table-cell office:value-type="string" office:value="discrimination">
            <text:p>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差別をなくす運動をしています。">
            <text:p>彼は差別をなくす運動をしています。</text:p>
          </table:table-cell>
          <table:table-cell office:value-type="string" office:value="かれ は さべつ を なくす うんどう を して います。">
            <text:p>かれ は さべつ を なくす うんどう を して います。</text:p>
          </table:table-cell>
          <table:table-cell office:value-type="string" office:value="He is working to eliminate discrimination.">
            <text:p>He is working to eliminate discrim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備">
            <text:p>設備</text:p>
          </table:table-cell>
          <table:table-cell office:value-type="string" office:value="せつび">
            <text:p>せつび</text:p>
          </table:table-cell>
          <table:table-cell office:value-type="string" office:value="equipment, facilities">
            <text:p>equipment, facilit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研究所には最新の設備が揃っています。">
            <text:p>この研究所には最新の設備が揃っています。</text:p>
          </table:table-cell>
          <table:table-cell office:value-type="string" office:value="この けんきゅう じょ に は さいしん の せつび が そろって います。">
            <text:p>この けんきゅう じょ に は さいしん の せつび が そろって います。</text:p>
          </table:table-cell>
          <table:table-cell office:value-type="string" office:value="This laboratory has the latest equipment.">
            <text:p>This laboratory has the latest equi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伺う">
            <text:p>伺う</text:p>
          </table:table-cell>
          <table:table-cell office:value-type="string" office:value="うかがう">
            <text:p>うかがう</text:p>
          </table:table-cell>
          <table:table-cell office:value-type="string" office:value="ask, hear (humble)">
            <text:p>ask, hear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話しを伺いたいのですが。">
            <text:p>お話しを伺いたいのですが。</text:p>
          </table:table-cell>
          <table:table-cell office:value-type="string" office:value="おはなし を うかがいたい の です が。">
            <text:p>おはなし を うかがいたい の です が。</text:p>
          </table:table-cell>
          <table:table-cell office:value-type="string" office:value="I want to hear your story.">
            <text:p>I want to hear your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証">
            <text:p>保証</text:p>
          </table:table-cell>
          <table:table-cell office:value-type="string" office:value="ほしょう">
            <text:p>ほしょう</text:p>
          </table:table-cell>
          <table:table-cell office:value-type="string" office:value="guarantee, warranty">
            <text:p>guarantee, warran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の保証期間は5年間となっております。">
            <text:p>この製品の保証期間は5年間となっております。</text:p>
          </table:table-cell>
          <table:table-cell office:value-type="string" office:value="この せいひん の ほしょう きかん は 5 ねんかん と なって おります。">
            <text:p>この せいひん の ほしょう きかん は 5 ねんかん と なって おります。</text:p>
          </table:table-cell>
          <table:table-cell office:value-type="string" office:value="The guarantee period of this product is five years.">
            <text:p>The guarantee period of this product is five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防止">
            <text:p>防止</text:p>
          </table:table-cell>
          <table:table-cell office:value-type="string" office:value="ぼうし">
            <text:p>ぼうし</text:p>
          </table:table-cell>
          <table:table-cell office:value-type="string" office:value="prevention">
            <text:p>pre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罪の防止に努めています。">
            <text:p>警察は犯罪の防止に努めています。</text:p>
          </table:table-cell>
          <table:table-cell office:value-type="string" office:value="けいさつ は はんざい の ぼうし に つとめて います。">
            <text:p>けいさつ は はんざい の ぼうし に つとめて います。</text:p>
          </table:table-cell>
          <table:table-cell office:value-type="string" office:value="The police are making efforts to prevent crime.">
            <text:p>The police are making efforts to prevent cr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需要">
            <text:p>需要</text:p>
          </table:table-cell>
          <table:table-cell office:value-type="string" office:value="じゅよう">
            <text:p>じゅよう</text:p>
          </table:table-cell>
          <table:table-cell office:value-type="string" office:value="demand">
            <text:p>dem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需要が多過ぎて生産が追い付きません。">
            <text:p>需要が多過ぎて生産が追い付きません。</text:p>
          </table:table-cell>
          <table:table-cell office:value-type="string" office:value="じゅよう が おお すぎて せいさん が おいつきません。">
            <text:p>じゅよう が おお すぎて せいさん が おいつきません。</text:p>
          </table:table-cell>
          <table:table-cell office:value-type="string" office:value="The demand is so high that production can't keep up.">
            <text:p>The demand is so high that production can't keep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視">
            <text:p>無視</text:p>
          </table:table-cell>
          <table:table-cell office:value-type="string" office:value="むし">
            <text:p>むし</text:p>
          </table:table-cell>
          <table:table-cell office:value-type="string" office:value="ignoring, disregarding">
            <text:p>ignoring, disrega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は無視されたよ。">
            <text:p>彼の意見は無視されたよ。</text:p>
          </table:table-cell>
          <table:table-cell office:value-type="string" office:value="かれ の いけん は むし された よ。">
            <text:p>かれ の いけん は むし された よ。</text:p>
          </table:table-cell>
          <table:table-cell office:value-type="string" office:value="His opinion was disregarded.">
            <text:p>His opinion was disregar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物">
            <text:p>生物</text:p>
          </table:table-cell>
          <table:table-cell office:value-type="string" office:value="せいぶつ">
            <text:p>せいぶつ</text:p>
          </table:table-cell>
          <table:table-cell office:value-type="string" office:value="living creature, organism">
            <text:p>living creature, org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の底には不思議な生物がたくさんいるよ。">
            <text:p>海の底には不思議な生物がたくさんいるよ。</text:p>
          </table:table-cell>
          <table:table-cell office:value-type="string" office:value="うみ の そこ に は ふしぎな せいぶつ が たくさん いる よ。">
            <text:p>うみ の そこ に は ふしぎな せいぶつ が たくさん いる よ。</text:p>
          </table:table-cell>
          <table:table-cell office:value-type="string" office:value="There are a lot of mysterious creatures at the bottom of the sea.">
            <text:p>There are a lot of mysterious creatures at the bottom of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めて">
            <text:p>改めて</text:p>
          </table:table-cell>
          <table:table-cell office:value-type="string" office:value="あらためて">
            <text:p>あらためて</text:p>
          </table:table-cell>
          <table:table-cell office:value-type="string" office:value="once again, anew">
            <text:p>once again, ane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改めてあなたのご意見を聞かせてください。">
            <text:p>改めてあなたのご意見を聞かせてください。</text:p>
          </table:table-cell>
          <table:table-cell office:value-type="string" office:value="あらためて あなた の ごいけん を きかせて ください 。">
            <text:p>あらためて あなた の ごいけん を きかせて ください 。</text:p>
          </table:table-cell>
          <table:table-cell office:value-type="string" office:value="Please let me hear your opinion again.">
            <text:p>Please let me hear your opinion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優勝">
            <text:p>優勝</text:p>
          </table:table-cell>
          <table:table-cell office:value-type="string" office:value="ゆうしょう">
            <text:p>ゆうしょう</text:p>
          </table:table-cell>
          <table:table-cell office:value-type="string" office:value="championship">
            <text:p>champ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のチームが優勝しました。">
            <text:p>私たちのチームが優勝しました。</text:p>
          </table:table-cell>
          <table:table-cell office:value-type="string" office:value="わたし たち の チーム が ゆうしょう しました。">
            <text:p>わたし たち の チーム が ゆうしょう しました。</text:p>
          </table:table-cell>
          <table:table-cell office:value-type="string" office:value="Our team won the championship.">
            <text:p>Our team wo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承知">
            <text:p>承知</text:p>
          </table:table-cell>
          <table:table-cell office:value-type="string" office:value="しょうち">
            <text:p>しょうち</text:p>
          </table:table-cell>
          <table:table-cell office:value-type="string" office:value="consent, acknowledgment">
            <text:p>consent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ことは承知しております。">
            <text:p>そのことは承知しております。</text:p>
          </table:table-cell>
          <table:table-cell office:value-type="string" office:value="その こと は しょうち して おります。">
            <text:p>その こと は しょうち して おります。</text:p>
          </table:table-cell>
          <table:table-cell office:value-type="string" office:value="I know that.">
            <text:p>I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供給">
            <text:p>供給</text:p>
          </table:table-cell>
          <table:table-cell office:value-type="string" office:value="きょうきゅう">
            <text:p>きょうきゅう</text:p>
          </table:table-cell>
          <table:table-cell office:value-type="string" office:value="supply, provision">
            <text:p>supply, pro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電力を供給しています。">
            <text:p>彼の会社は電力を供給しています。</text:p>
          </table:table-cell>
          <table:table-cell office:value-type="string" office:value="かれ の かいしゃ は でんりょく を きょうきゅう して います。">
            <text:p>かれ の かいしゃ は でんりょく を きょうきゅう して います。</text:p>
          </table:table-cell>
          <table:table-cell office:value-type="string" office:value="His company supplies electricity.">
            <text:p>His company supplies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許可">
            <text:p>許可</text:p>
          </table:table-cell>
          <table:table-cell office:value-type="string" office:value="きょか">
            <text:p>きょか</text:p>
          </table:table-cell>
          <table:table-cell office:value-type="string" office:value="permission, approval">
            <text:p>permission, appro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に許可をもらって早退しました。">
            <text:p>先生に許可をもらって早退しました。</text:p>
          </table:table-cell>
          <table:table-cell office:value-type="string" office:value="せんせい に きょか を もらって そうたい しました。">
            <text:p>せんせい に きょか を もらって そうたい しました。</text:p>
          </table:table-cell>
          <table:table-cell office:value-type="string" office:value="I got permission from the teacher and went home early.">
            <text:p>I got permission from the teacher and went home 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多少">
            <text:p>多少</text:p>
          </table:table-cell>
          <table:table-cell office:value-type="string" office:value="たしょう">
            <text:p>たしょう</text:p>
          </table:table-cell>
          <table:table-cell office:value-type="string" office:value="somewhat, to some extent">
            <text:p>somewhat, to some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ソフトには多少問題がある。">
            <text:p>このソフトには多少問題がある。</text:p>
          </table:table-cell>
          <table:table-cell office:value-type="string" office:value="この ソフト に は たしょう もんだい が ある。">
            <text:p>この ソフト に は たしょう もんだい が ある。</text:p>
          </table:table-cell>
          <table:table-cell office:value-type="string" office:value="This software has some problems.">
            <text:p>This software has some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交">
            <text:p>外交</text:p>
          </table:table-cell>
          <table:table-cell office:value-type="string" office:value="がいこう">
            <text:p>がいこう</text:p>
          </table:table-cell>
          <table:table-cell office:value-type="string" office:value="diplomacy, foreign relations">
            <text:p>diplomacy, foreign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府は外交に力を入れているの。">
            <text:p>政府は外交に力を入れているの。</text:p>
          </table:table-cell>
          <table:table-cell office:value-type="string" office:value="せいふ は がいこう に ちから を いれて いる の。">
            <text:p>せいふ は がいこう に ちから を いれて いる の。</text:p>
          </table:table-cell>
          <table:table-cell office:value-type="string" office:value="The government is making efforts in diplomacy.">
            <text:p>The government is making efforts in diplom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来事">
            <text:p>出来事</text:p>
          </table:table-cell>
          <table:table-cell office:value-type="string" office:value="できごと">
            <text:p>できごと</text:p>
          </table:table-cell>
          <table:table-cell office:value-type="string" office:value="occurrence, incident">
            <text:p>occurrence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白い出来事がありました。">
            <text:p>面白い出来事がありました。</text:p>
          </table:table-cell>
          <table:table-cell office:value-type="string" office:value="おもしろい できごと が ありました。">
            <text:p>おもしろい できごと が ありました。</text:p>
          </table:table-cell>
          <table:table-cell office:value-type="string" office:value="Something interesting happened.">
            <text:p>Something interesting happ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互い">
            <text:p>お互い</text:p>
          </table:table-cell>
          <table:table-cell office:value-type="string" office:value="おたがい">
            <text:p>おたがい</text:p>
          </table:table-cell>
          <table:table-cell office:value-type="string" office:value="each other (polite)">
            <text:p>each other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互いを信頼することが大事です。">
            <text:p>お互いを信頼することが大事です。</text:p>
          </table:table-cell>
          <table:table-cell office:value-type="string" office:value="おたがい を しんらい する こと が だいじ です。">
            <text:p>おたがい を しんらい する こと が だいじ です。</text:p>
          </table:table-cell>
          <table:table-cell office:value-type="string" office:value="It is important to trust each other.">
            <text:p>It is important to trus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請">
            <text:p>申請</text:p>
          </table:table-cell>
          <table:table-cell office:value-type="string" office:value="しんせい">
            <text:p>しんせい</text:p>
          </table:table-cell>
          <table:table-cell office:value-type="string" office:value="application, petition">
            <text:p>application, pet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パスポートの申請に行きます。">
            <text:p>これからパスポートの申請に行きます。</text:p>
          </table:table-cell>
          <table:table-cell office:value-type="string" office:value="これから パスポート の しんせい に いきます。">
            <text:p>これから パスポート の しんせい に いきます。</text:p>
          </table:table-cell>
          <table:table-cell office:value-type="string" office:value="I'm going to apply for my passport now.">
            <text:p>I'm going to apply for my passpor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get removed, get picked">
            <text:p>come off, get removed, get pi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ナスは畑で取れたばかりです。">
            <text:p>このナスは畑で取れたばかりです。</text:p>
          </table:table-cell>
          <table:table-cell office:value-type="string" office:value="この ナス は はたけ で とれた ばかり です。">
            <text:p>この ナス は はたけ で とれた ばかり です。</text:p>
          </table:table-cell>
          <table:table-cell office:value-type="string" office:value="This eggplant has just been picked from the field.">
            <text:p>This eggplant has just been picked from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速">
            <text:p>高速</text:p>
          </table:table-cell>
          <table:table-cell office:value-type="string" office:value="こうそく">
            <text:p>こうそく</text:p>
          </table:table-cell>
          <table:table-cell office:value-type="string" office:value="high speed, express">
            <text:p>high speed,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バスで東京に行ったんだ。">
            <text:p>高速バスで東京に行ったんだ。</text:p>
          </table:table-cell>
          <table:table-cell office:value-type="string" office:value="こうそく バス で とうきょう に いった ん だ。">
            <text:p>こうそく バス で とうきょう に いった ん だ。</text:p>
          </table:table-cell>
          <table:table-cell office:value-type="string" office:value="I went to Tokyo by the express bus.">
            <text:p>I went to Tokyo by the express b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特殊">
            <text:p>特殊</text:p>
          </table:table-cell>
          <table:table-cell office:value-type="string" office:value="とくしゅ">
            <text:p>とくしゅ</text:p>
          </table:table-cell>
          <table:table-cell office:value-type="string" office:value="special, unique">
            <text:p>special, uniqu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特殊な能力を持っています。">
            <text:p>彼は特殊な能力を持っています。</text:p>
          </table:table-cell>
          <table:table-cell office:value-type="string" office:value="かれ は とくしゅな のうりょく を もって います。">
            <text:p>かれ は とくしゅな のうりょく を もって います。</text:p>
          </table:table-cell>
          <table:table-cell office:value-type="string" office:value="He has a special ability.">
            <text:p>He has a special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学">
            <text:p>文学</text:p>
          </table:table-cell>
          <table:table-cell office:value-type="string" office:value="ぶんがく">
            <text:p>ぶんがく</text:p>
          </table:table-cell>
          <table:table-cell office:value-type="string" office:value="literature">
            <text:p>lit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学に興味をもっているのよ。">
            <text:p>彼女は文学に興味をもっているのよ。</text:p>
          </table:table-cell>
          <table:table-cell office:value-type="string" office:value="かのじょ は ぶんがく に きょうみ を もって いる の よ 。">
            <text:p>かのじょ は ぶんがく に きょうみ を もって いる の よ 。</text:p>
          </table:table-cell>
          <table:table-cell office:value-type="string" office:value="She's interested in literature.">
            <text:p>She's interested in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議会">
            <text:p>議会</text:p>
          </table:table-cell>
          <table:table-cell office:value-type="string" office:value="ぎかい">
            <text:p>ぎかい</text:p>
          </table:table-cell>
          <table:table-cell office:value-type="string" office:value="assembly, council">
            <text:p>assembly, cou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会で区の来年の予定が話し合われたんだ。">
            <text:p>議会で区の来年の予定が話し合われたんだ。</text:p>
          </table:table-cell>
          <table:table-cell office:value-type="string" office:value="ぎかい で く の らいねん の よてい が はなしあわれた ん だ。">
            <text:p>ぎかい で く の らいねん の よてい が はなしあわれた ん だ。</text:p>
          </table:table-cell>
          <table:table-cell office:value-type="string" office:value="The council discussed the district plan for the upcoming year.">
            <text:p>The council discussed the district plan for the upcoming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削除">
            <text:p>削除</text:p>
          </table:table-cell>
          <table:table-cell office:value-type="string" office:value="さくじょ">
            <text:p>さくじょ</text:p>
          </table:table-cell>
          <table:table-cell office:value-type="string" office:value="deletion, elimination">
            <text:p>deletion, el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要らないファイルは削除してください。">
            <text:p>要らないファイルは削除してください。</text:p>
          </table:table-cell>
          <table:table-cell office:value-type="string" office:value="いらない ファイル は さくじょ して ください。">
            <text:p>いらない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める">
            <text:p>高める</text:p>
          </table:table-cell>
          <table:table-cell office:value-type="string" office:value="たかめる">
            <text:p>たかめる</text:p>
          </table:table-cell>
          <table:table-cell office:value-type="string" office:value="heighten (something), improve">
            <text:p>heighten (something), impr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を高めるのは大切なことです。">
            <text:p>自分を高めるのは大切なことです。</text:p>
          </table:table-cell>
          <table:table-cell office:value-type="string" office:value="じぶん を たかめる の は たいせつな こと です。">
            <text:p>じぶん を たかめる の は たいせつな こと です。</text:p>
          </table:table-cell>
          <table:table-cell office:value-type="string" office:value="It's important to improve oneself.">
            <text:p>It's important to improve one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部">
            <text:p>本部</text:p>
          </table:table-cell>
          <table:table-cell office:value-type="string" office:value="ほんぶ">
            <text:p>ほんぶ</text:p>
          </table:table-cell>
          <table:table-cell office:value-type="string" office:value="headquarters of an organization">
            <text:p>headquarters of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の直後、捜査本部が設置された。">
            <text:p>その事件の直後、捜査本部が設置された。</text:p>
          </table:table-cell>
          <table:table-cell office:value-type="string" office:value="その じけん の ちょくご、そうさ ほんぶ が せっち された。">
            <text:p>その じけん の ちょくご、そうさ ほんぶ が せっち された。</text:p>
          </table:table-cell>
          <table:table-cell office:value-type="string" office:value="Immediately after the incident, the investigation headquarters were set up.">
            <text:p>Immediately after the incident, the investigation headquarters were set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っかけ">
            <text:p>きっかけ</text:p>
          </table:table-cell>
          <table:table-cell office:value-type="string" office:value="きっかけ">
            <text:p>きっかけ</text:p>
          </table:table-cell>
          <table:table-cell office:value-type="string" office:value="chance, opportunity, impetus">
            <text:p>chance, opportunity, impe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に通うのが上京のきっかけでした。">
            <text:p>大学に通うのが上京のきっかけでした。</text:p>
          </table:table-cell>
          <table:table-cell office:value-type="string" office:value="だいがく に かよう の が じょうきょう の きっかけ でした。">
            <text:p>だいがく に かよう の が じょうきょう の きっかけ でした。</text:p>
          </table:table-cell>
          <table:table-cell office:value-type="string" office:value="I took the opportunity to move to Tokyo when I went to college there.">
            <text:p>I took the opportunity to move to Tokyo when I went to college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者">
            <text:p>学者</text:p>
          </table:table-cell>
          <table:table-cell office:value-type="string" office:value="がくしゃ">
            <text:p>がくしゃ</text:p>
          </table:table-cell>
          <table:table-cell office:value-type="string" office:value="scholar">
            <text:p>scho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作家であり学者です。">
            <text:p>彼は作家であり学者です。</text:p>
          </table:table-cell>
          <table:table-cell office:value-type="string" office:value="かれ は さっか で あり がくしゃ です。">
            <text:p>かれ は さっか で あり がくしゃ です。</text:p>
          </table:table-cell>
          <table:table-cell office:value-type="string" office:value="He is a writer and a scholar.">
            <text:p>He is a writer and a scho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風景">
            <text:p>風景</text:p>
          </table:table-cell>
          <table:table-cell office:value-type="string" office:value="ふうけい">
            <text:p>ふうけい</text:p>
          </table:table-cell>
          <table:table-cell office:value-type="string" office:value="view, scene">
            <text:p>view, sce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山の風景が好きです。">
            <text:p>私は山の風景が好きです。</text:p>
          </table:table-cell>
          <table:table-cell office:value-type="string" office:value="わたし は やま の ふうけい が すき です。">
            <text:p>わたし は やま の ふうけい が すき です。</text:p>
          </table:table-cell>
          <table:table-cell office:value-type="string" office:value="I like views in mountains.">
            <text:p>I like views in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れほど">
            <text:p>それほど</text:p>
          </table:table-cell>
          <table:table-cell office:value-type="string" office:value="それほど">
            <text:p>それほど</text:p>
          </table:table-cell>
          <table:table-cell office:value-type="string" office:value="so much, that much">
            <text:p>so much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がそれほど悩んでいたとは知らなかった。">
            <text:p>彼がそれほど悩んでいたとは知らなかった。</text:p>
          </table:table-cell>
          <table:table-cell office:value-type="string" office:value="かれ が それほど なやんで いた と は しらなかった。">
            <text:p>かれ が それほど なやんで いた と は しらなかった。</text:p>
          </table:table-cell>
          <table:table-cell office:value-type="string" office:value="I didn't know he was worried that much.">
            <text:p>I didn't know he was worried that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う">
            <text:p>追う</text:p>
          </table:table-cell>
          <table:table-cell office:value-type="string" office:value="おう">
            <text:p>おう</text:p>
          </table:table-cell>
          <table:table-cell office:value-type="string" office:value="chase, pursue">
            <text:p>chase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官は怪しい男のあとを追ったよ。">
            <text:p>警官は怪しい男のあとを追ったよ。</text:p>
          </table:table-cell>
          <table:table-cell office:value-type="string" office:value="けいかん は あやしい おとこ の あと を おった よ。">
            <text:p>けいかん は あやしい おとこ の あと を おった よ。</text:p>
          </table:table-cell>
          <table:table-cell office:value-type="string" office:value="The police officer chased the suspicious man.">
            <text:p>The police officer chased the suspicious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考慮">
            <text:p>考慮</text:p>
          </table:table-cell>
          <table:table-cell office:value-type="string" office:value="こうりょ">
            <text:p>こうりょ</text:p>
          </table:table-cell>
          <table:table-cell office:value-type="string" office:value="consideration, deliberation">
            <text:p>considerat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事情を考慮して予定をたてました。">
            <text:p>あなたの事情を考慮して予定をたてました。</text:p>
          </table:table-cell>
          <table:table-cell office:value-type="string" office:value="あなた の じじょう を こうりょ して よてい を たてました。">
            <text:p>あなた の じじょう を こうりょ して よてい を たてました。</text:p>
          </table:table-cell>
          <table:table-cell office:value-type="string" office:value="We made the plan while taking your circumstances into consideration.">
            <text:p>We made the plan while taking your circumstances into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伝わる">
            <text:p>伝わる</text:p>
          </table:table-cell>
          <table:table-cell office:value-type="string" office:value="つたわる">
            <text:p>つたわる</text:p>
          </table:table-cell>
          <table:table-cell office:value-type="string" office:value="be transmitted, come from">
            <text:p>be transmitted, come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漢字は中国から伝わった。">
            <text:p>漢字は中国から伝わった。</text:p>
          </table:table-cell>
          <table:table-cell office:value-type="string" office:value="かんじ は ちゅうごく から つたわった。">
            <text:p>かんじ は ちゅうごく から つたわった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感">
            <text:p>実感</text:p>
          </table:table-cell>
          <table:table-cell office:value-type="string" office:value="じっかん">
            <text:p>じっかん</text:p>
          </table:table-cell>
          <table:table-cell office:value-type="string" office:value="true sense, realization">
            <text:p>true sense, re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子供が歩き始めたとき、子供の成長を実感した。">
            <text:p>子供が歩き始めたとき、子供の成長を実感した。</text:p>
          </table:table-cell>
          <table:table-cell office:value-type="string" office:value="こども が あるき はじめた とき、こども の せいちょう を じっかん した。">
            <text:p>こども が あるき はじめた とき、こども の せいちょう を じっかん した。</text:p>
          </table:table-cell>
          <table:table-cell office:value-type="string" office:value="I got a real sense of my kid's growth when he started walking.">
            <text:p>I got a real sense of my kid's growth when he started wal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代">
            <text:p>近代</text:p>
          </table:table-cell>
          <table:table-cell office:value-type="string" office:value="きんだい">
            <text:p>きんだい</text:p>
          </table:table-cell>
          <table:table-cell office:value-type="string" office:value="modern times">
            <text:p>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代の技術の発展はものすごいです。">
            <text:p>近代の技術の発展はものすごいです。</text:p>
          </table:table-cell>
          <table:table-cell office:value-type="string" office:value="きんだい の ぎじゅつ の はってん は ものすごい です。">
            <text:p>きんだい の ぎじゅつ の はってん は ものすごい です。</text:p>
          </table:table-cell>
          <table:table-cell office:value-type="string" office:value="Technology development in this modern age is truly amazing.">
            <text:p>Technology development in this modern age is truly ama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航空">
            <text:p>航空</text:p>
          </table:table-cell>
          <table:table-cell office:value-type="string" office:value="こうくう">
            <text:p>こうくう</text:p>
          </table:table-cell>
          <table:table-cell office:value-type="string" office:value="aviation">
            <text:p>a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で航空の安全について話し合ったの。">
            <text:p>会議で航空の安全について話し合ったの。</text:p>
          </table:table-cell>
          <table:table-cell office:value-type="string" office:value="かいぎ で こうくう の あんぜん に ついて はなしあった の。">
            <text:p>かいぎ で こうくう の あんぜん に ついて はなしあった の。</text:p>
          </table:table-cell>
          <table:table-cell office:value-type="string" office:value="We discussed airline safety in the meeting.">
            <text:p>We discussed airline safety in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時">
            <text:p>一時</text:p>
          </table:table-cell>
          <table:table-cell office:value-type="string" office:value="いちじ">
            <text:p>いちじ</text:p>
          </table:table-cell>
          <table:table-cell office:value-type="string" office:value="temporarily">
            <text:p>tempor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店は一時休業になったんだ。">
            <text:p>お店は一時休業になったんだ。</text:p>
          </table:table-cell>
          <table:table-cell office:value-type="string" office:value="おみせ は いちじ きゅうぎょう に なった ん だ。">
            <text:p>おみせ は いちじ きゅうぎょう に なった ん だ。</text:p>
          </table:table-cell>
          <table:table-cell office:value-type="string" office:value="The store was temporarily closed.">
            <text:p>The store was temporarily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類">
            <text:p>分類</text:p>
          </table:table-cell>
          <table:table-cell office:value-type="string" office:value="ぶんるい">
            <text:p>ぶんるい</text:p>
          </table:table-cell>
          <table:table-cell office:value-type="string" office:value="classification">
            <text:p>class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らの本を分類してください。">
            <text:p>これらの本を分類してください。</text:p>
          </table:table-cell>
          <table:table-cell office:value-type="string" office:value="これら の ほん を ぶんるい して ください。">
            <text:p>これら の ほん を ぶんるい して ください。</text:p>
          </table:table-cell>
          <table:table-cell office:value-type="string" office:value="Please classify these books.">
            <text:p>Please classify thes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哲学">
            <text:p>哲学</text:p>
          </table:table-cell>
          <table:table-cell office:value-type="string" office:value="てつがく">
            <text:p>てつがく</text:p>
          </table:table-cell>
          <table:table-cell office:value-type="string" office:value="philosophy">
            <text:p>philoso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哲学は興味深い学問です。">
            <text:p>哲学は興味深い学問です。</text:p>
          </table:table-cell>
          <table:table-cell office:value-type="string" office:value="てつがく は きょうみぶかい がくもん です。">
            <text:p>てつがく は きょうみぶかい がくもん です。</text:p>
          </table:table-cell>
          <table:table-cell office:value-type="string" office:value="Philosophy is an interesting field of study.">
            <text:p>Philosophy is an interesting field of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巨大">
            <text:p>巨大</text:p>
          </table:table-cell>
          <table:table-cell office:value-type="string" office:value="きょだい">
            <text:p>きょだい</text:p>
          </table:table-cell>
          <table:table-cell office:value-type="string" office:value="huge, gigantic">
            <text:p>huge, gigan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巨大な建物は博物館です。">
            <text:p>あの巨大な建物は博物館です。</text:p>
          </table:table-cell>
          <table:table-cell office:value-type="string" office:value="あの きょだいな たてもの は はくぶつかん です。">
            <text:p>あの きょだいな たてもの は はくぶつかん です。</text:p>
          </table:table-cell>
          <table:table-cell office:value-type="string" office:value="That huge building is a museum.">
            <text:p>That huge building is a muse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表す">
            <text:p>表す</text:p>
          </table:table-cell>
          <table:table-cell office:value-type="string" office:value="あらわす">
            <text:p>あらわす</text:p>
          </table:table-cell>
          <table:table-cell office:value-type="string" office:value="express (something)">
            <text:p>express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万歳をして喜びを表しました。">
            <text:p>私たちは万歳をして喜びを表しました。</text:p>
          </table:table-cell>
          <table:table-cell office:value-type="string" office:value="わたし たち は ばんざい を して よろこび を あらわしました。">
            <text:p>わたし たち は ばんざい を して よろこび を あらわしました。</text:p>
          </table:table-cell>
          <table:table-cell office:value-type="string" office:value="We expressed our joy by throwing our arms in the air.">
            <text:p>We expressed our joy by throwing our arms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類">
            <text:p>人類</text:p>
          </table:table-cell>
          <table:table-cell office:value-type="string" office:value="じんるい">
            <text:p>じんるい</text:p>
          </table:table-cell>
          <table:table-cell office:value-type="string" office:value="humankind">
            <text:p>humank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類は2本の足で歩きます。">
            <text:p>人類は2本の足で歩きます。</text:p>
          </table:table-cell>
          <table:table-cell office:value-type="string" office:value="じんるい は 2 ほん の あし で あるきます。">
            <text:p>じんるい は 2 ほん の あし で あるきます。</text:p>
          </table:table-cell>
          <table:table-cell office:value-type="string" office:value="Humans walk on two feet.">
            <text:p>Humans walk on two f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ターン">
            <text:p>パターン</text:p>
          </table:table-cell>
          <table:table-cell office:value-type="string" office:value="パターン">
            <text:p>パターン</text:p>
          </table:table-cell>
          <table:table-cell office:value-type="string" office:value="pattern">
            <text:p>patte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行動パターンは興味深いな。">
            <text:p>彼女の行動パターンは興味深いな。</text:p>
          </table:table-cell>
          <table:table-cell office:value-type="string" office:value="かのじょ の こうどう パターン は きょうみぶかい な。">
            <text:p>かのじょ の こうどう パターン は きょうみぶかい な。</text:p>
          </table:table-cell>
          <table:table-cell office:value-type="string" office:value="Her behavior pattern is interesting.">
            <text:p>Her behavior pattern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波">
            <text:p>波</text:p>
          </table:table-cell>
          <table:table-cell office:value-type="string" office:value="なみ">
            <text:p>なみ</text:p>
          </table:table-cell>
          <table:table-cell office:value-type="string" office:value="wave, fluctuations">
            <text:p>wave, fluctu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海は波が穏やかです。">
            <text:p>今日の海は波が穏やかです。</text:p>
          </table:table-cell>
          <table:table-cell office:value-type="string" office:value="きょう の うみ は なみ が おだやか です。">
            <text:p>きょう の うみ は なみ が おだやか です。</text:p>
          </table:table-cell>
          <table:table-cell office:value-type="string" office:value="The waves of the sea are calm today.">
            <text:p>The waves of the sea are cal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低下">
            <text:p>低下</text:p>
          </table:table-cell>
          <table:table-cell office:value-type="string" office:value="ていか">
            <text:p>ていか</text:p>
          </table:table-cell>
          <table:table-cell office:value-type="string" office:value="falling, lowering">
            <text:p>falling, low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、教育レベルが低下しています。">
            <text:p>最近、教育レベルが低下しています。</text:p>
          </table:table-cell>
          <table:table-cell office:value-type="string" office:value="さいきん、きょういく レベル が ていか して います。">
            <text:p>さいきん、きょういく レベル が ていか して います。</text:p>
          </table:table-cell>
          <table:table-cell office:value-type="string" office:value="Education levels have been decreasing recently.">
            <text:p>Education levels have been decreasing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う">
            <text:p>よう</text:p>
          </table:table-cell>
          <table:table-cell office:value-type="string" office:value="よう">
            <text:p>よう</text:p>
          </table:table-cell>
          <table:table-cell office:value-type="string" office:value="look like, seem">
            <text:p>look like, seem</text:p>
          </table:table-cell>
          <table:table-cell office:value-type="string" office:value="Auxiliary Verb">
            <text:p>Auxiliary Verb</text:p>
          </table:table-cell>
          <table:table-cell office:value-type="string" office:value="1">
            <text:p>1</text:p>
          </table:table-cell>
          <table:table-cell office:value-type="string" office:value="彼女は眠いようです。">
            <text:p>彼女は眠いようです。</text:p>
          </table:table-cell>
          <table:table-cell office:value-type="string" office:value="かのじょ は ねむい よう です。">
            <text:p>かのじょ は ねむい よう です。</text:p>
          </table:table-cell>
          <table:table-cell office:value-type="string" office:value="It looks like she's sleepy.">
            <text:p>It looks like she's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寄り">
            <text:p>年寄り</text:p>
          </table:table-cell>
          <table:table-cell office:value-type="string" office:value="としより">
            <text:p>としより</text:p>
          </table:table-cell>
          <table:table-cell office:value-type="string" office:value="elderly people, seniors">
            <text:p>elderly people, seni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村にはお年寄りがたくさん住んでいます。">
            <text:p>あの村にはお年寄りがたくさん住んでいます。</text:p>
          </table:table-cell>
          <table:table-cell office:value-type="string" office:value="あの むら に は おとしより が たくさん すんで います。">
            <text:p>あの むら に は おとしより が たくさん すんで います。</text:p>
          </table:table-cell>
          <table:table-cell office:value-type="string" office:value="A lot of elderly people live in that village.">
            <text:p>A lot of elderly people live in that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ロボット">
            <text:p>ロボット</text:p>
          </table:table-cell>
          <table:table-cell office:value-type="string" office:value="ロボット">
            <text:p>ロボット</text:p>
          </table:table-cell>
          <table:table-cell office:value-type="string" office:value="robot">
            <text:p>rob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形">
            <text:p>人形</text:p>
          </table:table-cell>
          <table:table-cell office:value-type="string" office:value="にんぎょう">
            <text:p>にんぎょう</text:p>
          </table:table-cell>
          <table:table-cell office:value-type="string" office:value="doll">
            <text:p>do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形をたくさん持っています。">
            <text:p>彼女は人形をたくさん持っています。</text:p>
          </table:table-cell>
          <table:table-cell office:value-type="string" office:value="かのじょ は にんぎょう を たくさん もって います。">
            <text:p>かのじょ は にんぎょう を たくさん もって います。</text:p>
          </table:table-cell>
          <table:table-cell office:value-type="string" office:value="She has a lot of dolls.">
            <text:p>She has a lot of do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い越す">
            <text:p>追い越す</text:p>
          </table:table-cell>
          <table:table-cell office:value-type="string" office:value="おいこす">
            <text:p>おいこす</text:p>
          </table:table-cell>
          <table:table-cell office:value-type="string" office:value="outrun, overtake">
            <text:p>outrun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トラックが私たちを追い越した。">
            <text:p>大きなトラックが私たちを追い越した。</text:p>
          </table:table-cell>
          <table:table-cell office:value-type="string" office:value="おおきな トラック が わたし たち を おいこした。">
            <text:p>おおきな トラック が わたし たち を おいこした。</text:p>
          </table:table-cell>
          <table:table-cell office:value-type="string" office:value="A big truck overtook us.">
            <text:p>A big truck overtook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ンク">
            <text:p>インク</text:p>
          </table:table-cell>
          <table:table-cell office:value-type="string" office:value="インク">
            <text:p>インク</text:p>
          </table:table-cell>
          <table:table-cell office:value-type="string" office:value="ink">
            <text:p>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リンターのインクを買った。">
            <text:p>プリンターのインクを買った。</text:p>
          </table:table-cell>
          <table:table-cell office:value-type="string" office:value="プリンター の インク を かった。">
            <text:p>プリンター の インク を かった。</text:p>
          </table:table-cell>
          <table:table-cell office:value-type="string" office:value="I bought some printer ink.">
            <text:p>I bought some printer 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語">
            <text:p>言語</text:p>
          </table:table-cell>
          <table:table-cell office:value-type="string" office:value="げんご">
            <text:p>げんご</text:p>
          </table:table-cell>
          <table:table-cell office:value-type="string" office:value="language">
            <text:p>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ジアの言語を研究している。">
            <text:p>彼はアジアの言語を研究している。</text:p>
          </table:table-cell>
          <table:table-cell office:value-type="string" office:value="かれ は アジア の げんご を けんきゅう して いる。">
            <text:p>かれ は アジア の げんご を けんきゅう して いる。</text:p>
          </table:table-cell>
          <table:table-cell office:value-type="string" office:value="He's doing research on Asian languages.">
            <text:p>He's doing research on Asian langua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製造">
            <text:p>製造</text:p>
          </table:table-cell>
          <table:table-cell office:value-type="string" office:value="せいぞう">
            <text:p>せいぞう</text:p>
          </table:table-cell>
          <table:table-cell office:value-type="string" office:value="production, manufacturing">
            <text:p>production, manufactu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工場ではエアコンを製造しています。">
            <text:p>この工場ではエアコンを製造しています。</text:p>
          </table:table-cell>
          <table:table-cell office:value-type="string" office:value="この こうじょう で は エアコン を せいぞう して います。">
            <text:p>この こうじょう で は エアコン を せいぞう して います。</text:p>
          </table:table-cell>
          <table:table-cell office:value-type="string" office:value="This factory manufactures air conditioning units.">
            <text:p>This factory manufactures air conditioning un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西暦">
            <text:p>西暦</text:p>
          </table:table-cell>
          <table:table-cell office:value-type="string" office:value="せいれき">
            <text:p>せいれき</text:p>
          </table:table-cell>
          <table:table-cell office:value-type="string" office:value="Christian Era, A.D.">
            <text:p>Christian Era, A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暦1964年に東京でオリンピックがあった。">
            <text:p>西暦1964年に東京でオリンピックがあった。</text:p>
          </table:table-cell>
          <table:table-cell office:value-type="string" office:value="せいれき 1964 ねん に とうきょう で オリンピック が あった。">
            <text:p>せいれき 1964 ねん に とうきょう で オリンピック が あった。</text:p>
          </table:table-cell>
          <table:table-cell office:value-type="string" office:value="The Tokyo Olympics were held in 1964.">
            <text:p>The Tokyo Olympics were held in 1964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ピンポン">
            <text:p>ピンポン</text:p>
          </table:table-cell>
          <table:table-cell office:value-type="string" office:value="ピンポン">
            <text:p>ピンポン</text:p>
          </table:table-cell>
          <table:table-cell office:value-type="string" office:value="table tennis">
            <text:p>table tenn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夕方、友達とピンポンをした。">
            <text:p>昨日の夕方、友達とピンポンをした。</text:p>
          </table:table-cell>
          <table:table-cell office:value-type="string" office:value="きのう の ゆうがた、ともだち と ピンポン を した。">
            <text:p>きのう の ゆうがた、ともだち と ピンポン を した。</text:p>
          </table:table-cell>
          <table:table-cell office:value-type="string" office:value="I played table tennis with my friend last night.">
            <text:p>I played table tennis with my friend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訴える">
            <text:p>訴える</text:p>
          </table:table-cell>
          <table:table-cell office:value-type="string" office:value="うったえる">
            <text:p>うったえる</text:p>
          </table:table-cell>
          <table:table-cell office:value-type="string" office:value="sue, appeal to">
            <text:p>sue, appeal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会社を訴えた。">
            <text:p>彼女は会社を訴えた。</text:p>
          </table:table-cell>
          <table:table-cell office:value-type="string" office:value="かのじょ は かいしゃ を うったえた。">
            <text:p>かのじょ は かいしゃ を うったえた。</text:p>
          </table:table-cell>
          <table:table-cell office:value-type="string" office:value="She sued the company.">
            <text:p>She sued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関連">
            <text:p>関連</text:p>
          </table:table-cell>
          <table:table-cell office:value-type="string" office:value="かんれん">
            <text:p>かんれん</text:p>
          </table:table-cell>
          <table:table-cell office:value-type="string" office:value="relation, relevance">
            <text:p>relation, relev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関連のセクションへ連絡した。">
            <text:p>関連のセクションへ連絡した。</text:p>
          </table:table-cell>
          <table:table-cell office:value-type="string" office:value="かんれん の セクション へ れんらく した。">
            <text:p>かんれん の セクション へ れんらく した。</text:p>
          </table:table-cell>
          <table:table-cell office:value-type="string" office:value="I contacted the relevant section.">
            <text:p>I contacted the relevant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述べる">
            <text:p>述べる</text:p>
          </table:table-cell>
          <table:table-cell office:value-type="string" office:value="のべる">
            <text:p>のべる</text:p>
          </table:table-cell>
          <table:table-cell office:value-type="string" office:value="state, remark">
            <text:p>state, rem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意見を述べた。">
            <text:p>上司が意見を述べた。</text:p>
          </table:table-cell>
          <table:table-cell office:value-type="string" office:value="じょうし が いけん を のべた。">
            <text:p>じょうし が いけん を のべた。</text:p>
          </table:table-cell>
          <table:table-cell office:value-type="string" office:value="Our boss stated his opinion.">
            <text:p>Our boss sta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批判">
            <text:p>批判</text:p>
          </table:table-cell>
          <table:table-cell office:value-type="string" office:value="ひはん">
            <text:p>ひはん</text:p>
          </table:table-cell>
          <table:table-cell office:value-type="string" office:value="criticism">
            <text:p>criticis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同僚を批判した。">
            <text:p>彼は同僚を批判した。</text:p>
          </table:table-cell>
          <table:table-cell office:value-type="string" office:value="かれ は どうりょう を ひはん した。">
            <text:p>かれ は どうりょう を ひはん した。</text:p>
          </table:table-cell>
          <table:table-cell office:value-type="string" office:value="He criticized his colleague.">
            <text:p>He criticized his collea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基づく">
            <text:p>基づく</text:p>
          </table:table-cell>
          <table:table-cell office:value-type="string" office:value="もとづく">
            <text:p>もとづく</text:p>
          </table:table-cell>
          <table:table-cell office:value-type="string" office:value="be based on">
            <text:p>be base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話は真実に基づいています。">
            <text:p>この話は真実に基づいています。</text:p>
          </table:table-cell>
          <table:table-cell office:value-type="string" office:value="この はなし は しんじつ に もとづいて います。">
            <text:p>この はなし は しんじつ に もとづいて います。</text:p>
          </table:table-cell>
          <table:table-cell office:value-type="string" office:value="This story is based on truth.">
            <text:p>This story is based on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